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co1" style:family="table-column">
      <style:table-column-properties style:column-width="2.614cm" style:use-optimal-column-width="false"/>
    </style:style>
    <style:style style:name="co2" style:family="table-column">
      <style:table-column-properties style:column-width="3.524cm" style:use-optimal-column-width="false"/>
    </style:style>
    <style:style style:name="co3" style:family="table-column">
      <style:table-column-properties style:column-width="6.558cm" style:use-optimal-column-width="false"/>
    </style:style>
    <style:style style:name="co4" style:family="table-column">
      <style:table-column-properties style:column-width="4.38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953cm"/>
    </style:style>
    <style:style style:name="ce1" style:family="table-cell">
      <style:graphic-properties style:repeat="repeat"/>
      <style:paragraph-properties fo:margin-top="0cm" fo:margin-bottom="0cm" fo:border="0.001cm solid #0000cc"/>
      <style:text-properties fo:font-size="12pt" style:font-size-asian="12pt" style:font-size-complex="12pt"/>
    </style:style>
    <style:style style:name="P1" style:family="paragraph">
      <style:paragraph-properties fo:margin-top="0cm" fo:margin-bottom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7.08cm" svg:height="16.216cm" svg:x="3.037cm" svg:y="1.90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CODE</text:p>
              </table:table-cell>
              <table:table-cell>
                <text:p text:style-name="P1">SYMBOL</text:p>
              </table:table-cell>
              <table:table-cell>
                <text:p text:style-name="P1">DESCRIPTION</text:p>
              </table:table-cell>
              <table:table-cell>
                <text:p text:style-name="P1">VECTOR SIZE</text:p>
              </table:table-cell>
            </table:table-row>
            <table:table-row table:style-name="ro1" table:default-cell-style-name="ce1">
              <table:table-cell>
                <text:p text:style-name="P1">0000</text:p>
              </table:table-cell>
              <table:table-cell>
                <text:p text:style-name="P1">SWI</text:p>
              </table:table-cell>
              <table:table-cell>
                <text:p text:style-name="P1">Software Interrupt</text:p>
              </table:table-cell>
              <table:table-cell/>
            </table:table-row>
            <table:table-row table:style-name="ro1" table:default-cell-style-name="ce1">
              <table:table-cell>
                <text:p text:style-name="P1">0001</text:p>
              </table:table-cell>
              <table:table-cell>
                <text:p text:style-name="P1">BCD</text:p>
              </table:table-cell>
              <table:table-cell>
                <text:p text:style-name="P1">Binary</text:p>
              </table:table-cell>
              <table:table-cell>
                <text:p text:style-name="P1">16 <text:s text:c="2"/>x 128 bit</text:p>
              </table:table-cell>
            </table:table-row>
            <table:table-row table:style-name="ro1" table:default-cell-style-name="ce1">
              <table:table-cell>
                <text:p text:style-name="P1">0010</text:p>
              </table:table-cell>
              <table:table-cell>
                <text:p text:style-name="P1">ASCII</text:p>
              </table:table-cell>
              <table:table-cell>
                <text:p text:style-name="P1">16 x 8 bit Unsigned Integer</text:p>
              </table:table-cell>
              <table:table-cell>
                <text:p text:style-name="P1">256 x 8 bit</text:p>
              </table:table-cell>
            </table:table-row>
            <table:table-row table:style-name="ro1" table:default-cell-style-name="ce1">
              <table:table-cell>
                <text:p text:style-name="P1">0011</text:p>
              </table:table-cell>
              <table:table-cell>
                <text:p text:style-name="P1">DF128</text:p>
              </table:table-cell>
              <table:table-cell>
                <text:p text:style-name="P1">128 bit Decimal Floating Point</text:p>
              </table:table-cell>
              <table:table-cell>
                <text:p text:style-name="P1">16 <text:s text:c="2"/>x 128 bit</text:p>
              </table:table-cell>
            </table:table-row>
            <table:table-row table:style-name="ro1" table:default-cell-style-name="ce1">
              <table:table-cell>
                <text:p text:style-name="P1">0100</text:p>
              </table:table-cell>
              <table:table-cell>
                <text:p text:style-name="P1">BF16</text:p>
              </table:table-cell>
              <table:table-cell>
                <text:p text:style-name="P1">16 <text:s text:c="2"/>bit Binary Floating Point</text:p>
              </table:table-cell>
              <table:table-cell>
                <text:p text:style-name="P1">128 x 16 bit</text:p>
              </table:table-cell>
            </table:table-row>
            <table:table-row table:style-name="ro1" table:default-cell-style-name="ce1">
              <table:table-cell>
                <text:p text:style-name="P1">0101</text:p>
              </table:table-cell>
              <table:table-cell>
                <text:p text:style-name="P1">BF32</text:p>
              </table:table-cell>
              <table:table-cell>
                <text:p text:style-name="P1"><text:span text:style-name="T1">32 <text:s text:c="2"/>bit Binary Floating Point</text:span></text:p>
              </table:table-cell>
              <table:table-cell>
                <text:p text:style-name="P1">64 <text:s text:c="2"/>x 32 bit</text:p>
              </table:table-cell>
            </table:table-row>
            <table:table-row table:style-name="ro1" table:default-cell-style-name="ce1">
              <table:table-cell>
                <text:p text:style-name="P1">0110</text:p>
              </table:table-cell>
              <table:table-cell>
                <text:p text:style-name="P1">BF64</text:p>
              </table:table-cell>
              <table:table-cell>
                <text:p text:style-name="P1"><text:span text:style-name="T1">64 <text:s text:c="3"/>bit Binary Floating Point</text:span></text:p>
              </table:table-cell>
              <table:table-cell>
                <text:p text:style-name="P1">32 <text:s text:c="2"/>x 64 bit</text:p>
              </table:table-cell>
            </table:table-row>
            <table:table-row table:style-name="ro1" table:default-cell-style-name="ce1">
              <table:table-cell>
                <text:p text:style-name="P1">0111</text:p>
              </table:table-cell>
              <table:table-cell>
                <text:p text:style-name="P1">BF128</text:p>
              </table:table-cell>
              <table:table-cell>
                <text:p text:style-name="P1"><text:span text:style-name="T1">128 <text:s/>bit Binary Floating Point</text:span></text:p>
              </table:table-cell>
              <table:table-cell>
                <text:p text:style-name="P1">16 <text:s text:c="2"/>x 128 bit</text:p>
              </table:table-cell>
            </table:table-row>
            <table:table-row table:style-name="ro1" table:default-cell-style-name="ce1">
              <table:table-cell>
                <text:p text:style-name="P1">1000</text:p>
              </table:table-cell>
              <table:table-cell>
                <text:p text:style-name="P1">IS16</text:p>
              </table:table-cell>
              <table:table-cell>
                <text:p text:style-name="P1">16 <text:s text:c="2"/>bit Integer Signed</text:p>
              </table:table-cell>
              <table:table-cell/>
            </table:table-row>
            <table:table-row table:style-name="ro1" table:default-cell-style-name="ce1">
              <table:table-cell>
                <text:p text:style-name="P1">1001</text:p>
              </table:table-cell>
              <table:table-cell>
                <text:p text:style-name="P1">IS32</text:p>
              </table:table-cell>
              <table:table-cell>
                <text:p text:style-name="P1"><text:span text:style-name="T1">32 <text:s text:c="2"/>bit Integer Signed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1010</text:p>
              </table:table-cell>
              <table:table-cell>
                <text:p text:style-name="P1">IS64</text:p>
              </table:table-cell>
              <table:table-cell>
                <text:p text:style-name="P1"><text:span text:style-name="T1">64 <text:s text:c="2"/>bit Integer Signed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1011</text:p>
              </table:table-cell>
              <table:table-cell>
                <text:p text:style-name="P1">IS128</text:p>
              </table:table-cell>
              <table:table-cell>
                <text:p text:style-name="P1"><text:span text:style-name="T1">128 <text:s text:c="2"/>bit Integer Signed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1100</text:p>
              </table:table-cell>
              <table:table-cell>
                <text:p text:style-name="P1">IU16</text:p>
              </table:table-cell>
              <table:table-cell>
                <text:p text:style-name="P1"><text:span text:style-name="T1">16 <text:s text:c="2"/>bit Integer Unsigned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1101</text:p>
              </table:table-cell>
              <table:table-cell>
                <text:p text:style-name="P1">IU32</text:p>
              </table:table-cell>
              <table:table-cell>
                <text:p text:style-name="P1"><text:span text:style-name="T1">32 <text:s text:c="2"/>bit Integer Unsigned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">1110</text:p>
              </table:table-cell>
              <table:table-cell>
                <text:p text:style-name="P1">IU64</text:p>
              </table:table-cell>
              <table:table-cell>
                <text:p text:style-name="P1"><text:span text:style-name="T1">64 <text:s/>bit Integer Unsigned</text:span></text:p>
              </table:table-cell>
              <table:table-cell/>
            </table:table-row>
            <table:table-row table:style-name="ro2" table:default-cell-style-name="ce1">
              <table:table-cell>
                <text:p text:style-name="P1">1111</text:p>
              </table:table-cell>
              <table:table-cell>
                <text:p text:style-name="P1">IU128</text:p>
              </table:table-cell>
              <table:table-cell>
                <text:p text:style-name="P1"><text:span text:style-name="T1">128 <text:s/>bit Integer Unsigned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 Dunkerton</meta:initial-creator>
    <meta:creation-date>2020-04-02T08:27:18.07</meta:creation-date>
    <dc:date>2020-04-02T09:15:59.15</dc:date>
    <dc:creator>Tom Dunkerton</dc:creator>
    <meta:editing-duration>PT17M55S</meta:editing-duration>
    <meta:editing-cycles>3</meta:editing-cycles>
    <meta:generator>OpenOffice/4.1.6$Win32 OpenOffice.org_project/416m1$Build-9790</meta:generator>
    <meta:document-statistic meta:object-count="1"/>
  </office:meta>
</office:document-meta>
</file>